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8000003778AC2055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cm" draw:marker-start-width="0.245cm" draw:marker-end-width="0.245cm" draw:fill="solid" draw:fill-color="#e6e6ff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3" style:family="graphic" style:parent-style-name="standard">
      <style:graphic-properties draw:stroke="solid" svg:stroke-width="0.03cm" draw:marker-start-width="0.245cm" draw:marker-end-width="0.245cm" draw:fill="solid" draw:fill-color="#ff8080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4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cc00" draw:textarea-horizontal-align="left" draw:auto-grow-height="true" draw:auto-grow-width="false" fo:min-height="0.413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cc00" draw:textarea-horizontal-align="left" draw:auto-grow-height="true" draw:auto-grow-width="false" fo:min-height="0.112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11cm" svg:height="23.468cm" svg:x="4.368cm" svg:y="3.299cm">
          <draw:image xlink:href="Pictures/10000000000001E8000003778AC20555.png" xlink:type="simple" xlink:show="embed" xlink:actuate="onLoad">
            <text:p/>
          </draw:image>
        </draw:frame>
        <draw:custom-shape draw:style-name="gr2" draw:text-style-name="P1" draw:layer="layout" svg:width="13.2cm" svg:height="8.6cm" svg:x="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2cm" svg:height="8.5cm" svg:x="4.3cm" svg:y="12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cm" svg:height="1.013cm" svg:x="12.543cm" svg:y="8.887cm">
          <draw:text-box>
            <text:p><text:span text:style-name="T1">Paired Box Coding Region (4-130)</text:span></text:p>
          </draw:text-box>
        </draw:frame>
        <draw:frame draw:style-name="gr5" draw:text-style-name="P2" draw:layer="layout" svg:width="5cm" svg:height="1.013cm" svg:x="12.544cm" svg:y="17.888cm">
          <draw:text-box>
            <text:p><text:span text:style-name="T1">Paired Box Coding Region (210-269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22:41:07.203364459</meta:creation-date>
    <dc:date>2017-04-29T22:58:26.808107735</dc:date>
    <meta:editing-duration>PT14M9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